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P1" style:family="paragraph" style:parent-style-name="Normal">
      <style:paragraph-properties fo:text-align="right"/>
    </style:style>
  </office:automatic-styles>
  <office:body>
    <office:text>
      <text:p text:style-name="P1">Reminder, 08 Mar. 2026</text:p>
      <text:p text:style-name="Normal"/>
      <text:p text:style-name="Normal">Downhill,</text:p>
      <text:p text:style-name="Normal">I walked</text:p>
      <text:p text:style-name="Normal"/>
      <text:p text:style-name="Normal">through an</text:p>
      <text:p text:style-name="Normal">unpaved pathway.</text:p>
      <text:p text:style-name="Normal"/>
      <text:p text:style-name="Normal">The slope,</text:p>
      <text:p text:style-name="Normal">steep,</text:p>
      <text:p text:style-name="Normal">eased with each step.</text:p>
      <text:p text:style-name="Normal"/>
      <text:p text:style-name="Normal">From both sides,</text:p>
      <text:p text:style-name="Normal"> <text:s text:c="1"/>A landscape</text:p>
      <text:p text:style-name="Normal">that was once</text:p>
      <text:p text:style-name="Normal">flowery</text:p>
      <text:p text:style-name="Normal">could be seen.</text:p>
      <text:p text:style-name="Normal"/>
      <text:p text:style-name="Normal">Now</text:p>
      <text:p text:style-name="Normal">was it covered</text:p>
      <text:p text:style-name="Normal">with dull dirt,</text:p>
      <text:p text:style-name="Normal"> <text:s text:c="1"/>with an overcast sky</text:p>
      <text:p text:style-name="Normal">above it.</text:p>
      <text:p text:style-name="Normal"/>
      <text:p text:style-name="Normal">After a long walk,</text:p>
      <text:p text:style-name="Normal"> <text:s text:c="1"/>did the moisture of the air</text:p>
      <text:p text:style-name="Normal">make my lungs burn,</text:p>
      <text:p text:style-name="Normal">and breath deepen</text:p>
      <text:p text:style-name="Normal">in exhaustion.</text:p>
      <text:p text:style-name="Normal"/>
      <text:p text:style-name="Normal">I had to suppress</text:p>
      <text:p text:style-name="Normal">the urge to cough,</text:p>
      <text:p text:style-name="Normal">to continue on my way.</text:p>
      <text:p text:style-name="Normal"/>
      <text:p text:style-name="Normal">As the slope</text:p>
      <text:p text:style-name="Normal">flattened out,</text:p>
      <text:p text:style-name="Normal">it became harder</text:p>
      <text:p text:style-name="Normal">to carry on.</text:p>
      <text:p text:style-name="Normal"/>
      <text:p text:style-name="Normal">With the tremendous,</text:p>
      <text:p text:style-name="Normal"> <text:s text:c="1"/>swirling wind</text:p>
      <text:p text:style-name="Normal">blowing against me,</text:p>
      <text:p text:style-name="Normal">I had to walk</text:p>
      <text:p text:style-name="Normal"> <text:s text:c="1"/>against it.</text:p>
      <text:p text:style-name="Normal"/>
      <text:p text:style-name="Normal">Yet,</text:p>
      <text:p text:style-name="Normal">it made me not</text:p>
      <text:p text:style-name="Normal"> <text:s text:c="1"/>give up,</text:p>
      <text:p text:style-name="Normal">but continue</text:p>
      <text:p text:style-name="Normal">with increased effort.</text:p>
      <text:p text:style-name="Normal"/>
      <text:p text:style-name="Normal">...</text:p>
      <text:p text:style-name="Normal">Then the bright sunlight</text:p>
      <text:p text:style-name="Normal">broke through the clouds,</text:p>
      <text:p text:style-name="Normal">making my surroundings enlighten.</text:p>
      <text:p text:style-name="Normal"/>
      <text:p text:style-name="Normal">And the empty ground,</text:p>
      <text:p text:style-name="Normal">from which</text:p>
      <text:p text:style-name="Normal">the flowery imagery had</text:p>
      <text:p text:style-name="Normal">long disappeared,</text:p>
      <text:p text:style-name="Normal">began to bloom again.</text:p>
      <text:p text:style-name="Normal"/>
      <text:p text:style-name="Normal">Everything brightened,</text:p>
      <text:p text:style-name="Normal">and nothing was as dull anymore.</text:p>
      <text:p text:style-name="Normal"/>
      <text:p text:style-name="Normal">I heard the whistle in my ears quieten,</text:p>
      <text:p text:style-name="Normal">and had watched</text:p>
      <text:p text:style-name="Normal">the flowery cease the motion.</text:p>
      <text:p text:style-name="Normal"/>
      <text:p text:style-name="Normal">Then the wind began to blow again.</text:p>
      <text:p text:style-name="Normal"/>
      <text:p text:style-name="Normal">This time,</text:p>
      <text:p text:style-name="Normal">it was not against me,</text:p>
      <text:p text:style-name="Normal">and did not oppose my will.</text:p>
      <text:p text:style-name="Normal"/>
      <text:p text:style-name="Normal">Instead,</text:p>
      <text:p text:style-name="Normal">it blew</text:p>
      <text:p text:style-name="Normal">toward my destination, </text:p>
      <text:p text:style-name="Normal">as if exhorting me,</text:p>
      <text:p text:style-name="Normal">or dictating this will.</text:p>
      <text:p text:style-name="Normal"/>
      <text:p text:style-name="Normal">Despite continuous exertion,</text:p>
      <text:p text:style-name="Normal">my body was light.</text:p>
      <text:p text:style-name="Normal"/>
      <text:p text:style-name="Normal">Being filled with an</text:p>
      <text:p text:style-name="Normal">inexplicable determination,</text:p>
      <text:p text:style-name="Normal"> <text:s text:c="1"/>I increased the tempo,</text:p>
      <text:p text:style-name="Normal">for it would not</text:p>
      <text:p text:style-name="Normal"> <text:s text:c="1"/>hurt a bit.</text:p>
      <text:p text:style-name="Normal"/>
      <text:p text:style-name="Normal">I switched from hustling to running eventually,</text:p>
      <text:p text:style-name="Normal">paying little attention</text:p>
      <text:p text:style-name="Normal">to the aches of my body and the</text:p>
      <text:p text:style-name="Normal">weakness of my legs.</text:p>
      <text:p text:style-name="Normal"/>
      <text:p text:style-name="Normal">And then the world</text:p>
      <text:p text:style-name="Normal">seemed to have become</text:p>
      <text:p text:style-name="Normal">alive again.</text:p>
      <text:p text:style-name="Normal"> <text:s text:c="1"/>Birds sang</text:p>
      <text:p text:style-name="Normal">and bees buzzed</text:p>
      <text:p text:style-name="Normal">along my way.</text:p>
      <text:p text:style-name="Normal"> <text:s text:c="1"/>Wildlife within my vision</text:p>
      <text:p text:style-name="Normal">gradually became</text:p>
      <text:p text:style-name="Normal">chaotic.</text:p>
      <text:p text:style-name="Normal">All sorts of</text:p>
      <text:p text:style-name="Normal"> <text:s text:c="1"/>small animals</text:p>
      <text:p text:style-name="Normal">had appeared.</text:p>
      <text:p text:style-name="Normal"/>
      <text:p text:style-name="Normal">What I found most striking, although,</text:p>
      <text:p text:style-name="Normal">were butterflies.</text:p>
      <text:p text:style-name="Normal"> <text:s text:c="1"/>They were,</text:p>
      <text:p text:style-name="Normal">at first,</text:p>
      <text:p text:style-name="Normal">only fewer.</text:p>
      <text:p text:style-name="Normal"> <text:s text:c="1"/>I chased them,</text:p>
      <text:p text:style-name="Normal">one by one.</text:p>
      <text:p text:style-name="Normal"> <text:s text:c="1"/>Of all sizes and colours.</text:p>
      <text:p text:style-name="Normal">The only ones truly accompanying me.</text:p>
      <text:p text:style-name="Normal">Not leaving me</text:p>
      <text:p text:style-name="Normal">behind.</text:p>
      <text:p text:style-name="Normal"> <text:s text:c="1"/>Nor walking out the path I’ve chosen</text:p>
      <text:p text:style-name="Normal">to be the destiny</text:p>
      <text:p text:style-name="Normal">of them and me.</text:p>
      <text:p text:style-name="Normal"/>
      <text:p text:style-name="Normal">The swarm</text:p>
      <text:p text:style-name="Normal">of theirs</text:p>
      <text:p text:style-name="Normal">increased in its size rapidly.</text:p>
      <text:p text:style-name="Normal"> <text:s text:c="1"/>The colour slowly</text:p>
      <text:p text:style-name="Normal">turned from the rainbow into red.</text:p>
      <text:p text:style-name="Normal"/>
      <text:p text:style-name="Normal">And as it dissipated, I saw</text:p>
      <text:p text:style-name="Normal">everything getting covered</text:p>
      <text:p text:style-name="Normal">in this dye.</text:p>
      <text:p text:style-name="Normal"> <text:s text:c="1"/>At some point, the whole world</text:p>
      <text:p text:style-name="Normal">was of the same hue.</text:p>
      <text:p text:style-name="Normal"> <text:s text:c="1"/>I would not distinguish</text:p>
      <text:p text:style-name="Normal">one fly from another.</text:p>
      <text:p text:style-name="Normal"> <text:s text:c="1"/>For a reason I myself did not know,</text:p>
      <text:p text:style-name="Normal">it made me question whether there were any</text:p>
      <text:p text:style-name="Normal">at all.</text:p>
      <text:p text:style-name="Normal"> <text:s text:c="1"/>It made me wonder, too,</text:p>
      <text:p text:style-name="Normal">if the current world any differed</text:p>
      <text:p text:style-name="Normal">from what I’d always known.</text:p>
      <text:p text:style-name="Normal"/>
      <text:p text:style-name="Normal">The floor, in some time, was also</text:p>
      <text:p text:style-name="Normal">covered in red snow.</text:p>
      <text:p text:style-name="Normal"> <text:s text:c="1"/>It did not disturb me completely,</text:p>
      <text:p text:style-name="Normal">though.</text:p>
      <text:p text:style-name="Normal"/>
      <text:p text:style-name="Normal">I continued to walk,</text:p>
      <text:p text:style-name="Normal">and to smash with my feet </text:p>
      <text:p text:style-name="Normal">the numerous crawling insects underneath.</text:p>
      <text:p text:style-name="Normal"> <text:s text:c="1"/>And with walking,</text:p>
      <text:p text:style-name="Normal">I left a bunch of butterfly</text:p>
      <text:p text:style-name="Normal">corpses and blood behind.</text:p>
      <text:p text:style-name="Normal"/>
      <text:p text:style-name="Normal">As I began uphill,</text:p>
      <text:p text:style-name="Normal">they gave me a weird,</text:p>
      <text:p text:style-name="Normal">unexpected thrill.</text:p>
      <text:p text:style-name="Normal"> <text:s text:c="1"/>With incline increasing,</text:p>
      <text:p text:style-name="Normal">I saw them climbing</text:p>
      <text:p text:style-name="Normal">on my legs.</text:p>
      <text:p text:style-name="Normal"> <text:s text:c="1"/>Though I,</text:p>
      <text:p text:style-name="Normal">at first ran further,</text:p>
      <text:p text:style-name="Normal">faster,</text:p>
      <text:p text:style-name="Normal"> <text:s text:c="1"/>Very soon,</text:p>
      <text:p text:style-name="Normal">it became far too much,</text:p>
      <text:p text:style-name="Normal"> <text:s text:c="1"/>even for someone like me.</text:p>
      <text:p text:style-name="Normal">To shake them</text:p>
      <text:p text:style-name="Normal">off, </text:p>
      <text:p text:style-name="Normal"> <text:s text:c="1"/>I wanted to stop for a while,</text:p>
      <text:p text:style-name="Normal">but as soon as I did,</text:p>
      <text:p text:style-name="Normal"> <text:s text:c="1"/>I would not manage to stand</text:p>
      <text:p text:style-name="Normal">anymore.</text:p>
      <text:p text:style-name="Normal"/>
      <text:p text:style-name="Normal">Fallen on the ground,</text:p>
      <text:p text:style-name="Normal">I felt the flies crawl</text:p>
      <text:p text:style-name="Normal">under my clothes.</text:p>
      <text:p text:style-name="Normal"> <text:s text:c="1"/>Both rotating my body</text:p>
      <text:p text:style-name="Normal">and shaking my limbs</text:p>
      <text:p text:style-name="Normal">did little, if anything,</text:p>
      <text:p text:style-name="Normal"> <text:s text:c="1"/>For as soon as one got killed,</text:p>
      <text:p text:style-name="Normal">it was replaced by another.</text:p>
      <text:p text:style-name="Normal"> <text:s text:c="1"/>My face, soon,</text:p>
      <text:p text:style-name="Normal">was covered with them</text:p>
      <text:p text:style-name="Normal">too.</text:p>
      <text:p text:style-name="Normal"> <text:s text:c="1"/>I had some trapped,</text:p>
      <text:p text:style-name="Normal">inevitably, in my nostrils</text:p>
      <text:p text:style-name="Normal">and mouth; wriggling</text:p>
      <text:p text:style-name="Normal">in my throat.</text:p>
      <text:p text:style-name="Normal"> <text:s text:c="1"/>At my last breath,</text:p>
      <text:p text:style-name="Normal">I wanted to call</text:p>
      <text:p text:style-name="Normal">for someone to help.</text:p>
      <text:p text:style-name="Normal"> <text:s text:c="1"/>But all I could</text:p>
      <text:p text:style-name="Normal">let out from my mouth...</text:p>
      <text:p text:style-name="Normal"> <text:s text:c="1"/>Was a cough.</text:p>
      <text:p text:style-name="Normal"/>
      <text:p text:style-name="Normal">And that</text:p>
      <text:p text:style-name="Normal">was when I died.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